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dp1" style:family="drawing-page"/>
    <style:style style:name="gr1" style:family="graphic" style:parent-style-name="standard">
      <style:graphic-properties draw:stroke="none" svg:stroke-width="0cm" svg:stroke-color="#cc0000" draw:marker-start="" draw:marker-start-width="0.2cm" draw:marker-start-center="false" draw:marker-end="" draw:marker-end-width="0.2cm" draw:marker-end-center="false" svg:stroke-opacity="100%" draw:stroke-linejoin="round" svg:stroke-linecap="butt" draw:fill="solid" draw:fill-color="#cc0000"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2" style:family="graphic" style:parent-style-name="standard">
      <style:graphic-properties draw:stroke="none" svg:stroke-color="#cc0000" draw:fill-color="#cc0000"/>
    </style:style>
    <style:style style:name="gr3" style:family="graphic" style:parent-style-name="standard">
      <style:graphic-properties svg:stroke-color="#cc0000" draw:fill-color="#ffffff" draw:textarea-horizontal-align="justify" draw:textarea-vertical-align="middle" draw:auto-grow-height="false" fo:min-height="0.47cm" fo:min-width="0.22cm"/>
    </style:style>
    <style:style style:name="gr4" style:family="graphic" style:parent-style-name="standard">
      <style:graphic-properties svg:stroke-color="#cc0000" draw:fill-color="#ffffff" draw:textarea-horizontal-align="justify" draw:textarea-vertical-align="middle" draw:auto-grow-height="false" fo:min-height="0.648cm" fo:min-width="0.398cm"/>
    </style:style>
    <style:style style:name="gr5" style:family="graphic" style:parent-style-name="standard">
      <style:graphic-properties svg:stroke-color="#cc0000" draw:fill-color="#ffffff" draw:textarea-horizontal-align="justify" draw:textarea-vertical-align="middle" draw:auto-grow-height="false" fo:min-height="0.559cm" fo:min-width="0.309cm"/>
    </style:style>
    <style:style style:name="gr6" style:family="graphic" style:parent-style-name="standard">
      <style:graphic-properties svg:stroke-color="#cc0000" draw:fill-color="#ffffff" draw:textarea-horizontal-align="justify" draw:textarea-vertical-align="middle" draw:auto-grow-height="false" fo:min-height="0.739cm" fo:min-width="0.489cm"/>
    </style:style>
    <style:style style:name="gr7" style:family="graphic" style:parent-style-name="standard">
      <style:graphic-properties svg:stroke-color="#cc0000" draw:fill-color="#ffffff" draw:textarea-horizontal-align="justify" draw:textarea-vertical-align="middle" draw:auto-grow-height="false" fo:min-height="0.29cm" fo:min-width="0.04cm"/>
    </style:style>
    <style:style style:name="gr8" style:family="graphic" style:parent-style-name="standard">
      <style:graphic-properties svg:stroke-color="#cc0000" draw:fill-color="#ffffff" draw:textarea-horizontal-align="justify" draw:textarea-vertical-align="middle" draw:auto-grow-height="false" fo:min-height="0.11cm" fo:min-width="0cm"/>
    </style:style>
    <style:style style:name="gr9" style:family="graphic" style:parent-style-name="standard">
      <style:graphic-properties svg:stroke-color="#cc0000" draw:fill-color="#ffffff" draw:textarea-horizontal-align="justify" draw:textarea-vertical-align="middle" draw:auto-grow-height="false" fo:min-height="0.199cm" fo:min-width="0cm"/>
    </style:style>
    <style:style style:name="gr10" style:family="graphic" style:parent-style-name="standard">
      <style:graphic-properties svg:stroke-color="#cc0000" draw:fill-color="#ffffff" draw:textarea-horizontal-align="justify" draw:textarea-vertical-align="middle" draw:auto-grow-height="false" fo:min-height="0.379cm" fo:min-width="0.129cm"/>
    </style:style>
    <style:style style:name="gr11" style:family="graphic" style:parent-style-name="standard">
      <style:graphic-properties svg:stroke-color="#cc0000" draw:fill-color="#ffffff" draw:textarea-horizontal-align="justify" draw:textarea-vertical-align="middle" draw:auto-grow-height="false" fo:min-height="0.021cm" fo:min-width="0cm"/>
    </style:style>
    <style:style style:name="gr12" style:family="graphic" style:parent-style-name="standard">
      <style:graphic-properties svg:stroke-color="#cc0000" draw:fill-color="#ffffff" draw:textarea-vertical-align="middle" draw:auto-grow-height="false" fo:min-height="2.387cm" fo:min-width="2.316cm" fo:wrap-option="wrap"/>
    </style:style>
    <style:style style:name="gr13" style:family="graphic" style:parent-style-name="standard">
      <style:graphic-properties svg:stroke-color="#cc0000" draw:fill-color="#000000" draw:textarea-horizontal-align="justify" draw:textarea-vertical-align="middle" draw:auto-grow-height="false" fo:min-height="0.085cm" fo:min-width="0cm"/>
    </style:style>
    <style:style style:name="gr14" style:family="graphic" style:parent-style-name="standard">
      <style:graphic-properties svg:stroke-color="#cc0000" draw:fill-color="#000000" draw:textarea-horizontal-align="justify" draw:textarea-vertical-align="middle" draw:auto-grow-height="false" fo:min-height="0cm" fo:min-width="0cm"/>
    </style:style>
    <style:style style:name="gr15" style:family="graphic" style:parent-style-name="standard">
      <style:graphic-properties svg:stroke-color="#cc0000" draw:fill-color="#000000" draw:textarea-horizontal-align="justify" draw:textarea-vertical-align="middle" draw:auto-grow-height="false" fo:min-height="0.041cm" fo:min-width="0cm"/>
    </style:style>
    <style:style style:name="gr16" style:family="graphic" style:parent-style-name="standard">
      <style:graphic-properties svg:stroke-color="#cc0000" draw:fill-color="#000000" draw:textarea-horizontal-align="justify" draw:textarea-vertical-align="middle" draw:auto-grow-height="false" fo:min-height="0.018cm" fo:min-width="0cm"/>
    </style:style>
    <style:style style:name="gr17" style:family="graphic" style:parent-style-name="standard">
      <style:graphic-properties svg:stroke-color="#000000" draw:fill-color="#ffff00" draw:textarea-vertical-align="middle" draw:auto-grow-height="false" fo:min-height="3.306cm" fo:min-width="3.691cm"/>
    </style:style>
    <style:style style:name="gr18" style:family="graphic" style:parent-style-name="standard">
      <style:graphic-properties svg:stroke-color="#000000" draw:fill-color="#ffff00" draw:textarea-vertical-align="middle" draw:auto-grow-height="false" fo:min-height="3.416cm" fo:min-width="4.013cm"/>
    </style:style>
    <style:style style:name="gr19" style:family="graphic" style:parent-style-name="standard">
      <style:graphic-properties svg:stroke-color="#000000" draw:fill-color="#ffff99" draw:textarea-vertical-align="middle" draw:auto-grow-height="false" fo:min-height="0.31cm" fo:min-width="0.14cm" fo:wrap-option="wrap"/>
    </style:style>
    <style:style style:name="P1" style:family="paragraph">
      <loext:graphic-properties draw:fill-color="#ffffff"/>
      <style:paragraph-properties fo:text-align="center"/>
    </style:style>
    <style:style style:name="P2" style:family="paragraph">
      <loext:graphic-properties draw:fill-color="#000000"/>
      <style:paragraph-properties fo:text-align="center"/>
    </style:style>
    <style:style style:name="P3" style:family="paragraph">
      <loext:graphic-properties draw:fill-color="#ffff00"/>
      <style:paragraph-properties fo:text-align="center"/>
    </style:style>
    <style:style style:name="P4" style:family="paragraph">
      <loext:graphic-properties draw:fill-color="#ffff99"/>
      <style:paragraph-properties fo:text-align="center"/>
    </style:style>
  </office:automatic-styles>
  <office:body>
    <office:drawing>
      <draw:page draw:name="page1" draw:style-name="dp1" draw:master-page-name="Default">
        <dr3d:scene draw:style-name="gr1" svg:width="16.504cm" svg:height="16.473cm" svg:x="2.905cm" svg:y="3.029cm" dr3d:transform="matrix (1 0 0 0 0.941853599210023 0.336023507593033 -4.33680868994202E-019 -0.336023507593033 0.941853599210023 6.89079869553577E-017cm 0.000000203052837801857cm 0.000063711273530177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 draw:layer="layout"/>
        </dr3d:scene>
        <draw:custom-shape draw:style-name="gr3" draw:text-style-name="P1" draw:layer="layout" svg:width="1.016cm" svg:height="1.016cm" svg:x="5.064cm" svg:y="9.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16cm" svg:height="1.016cm" svg:x="6.842cm" svg:y="9.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27cm" svg:height="1.27cm" svg:x="6.207cm" svg:y="1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16cm" svg:height="1.016cm" svg:x="3.667cm" svg:y="6.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143cm" svg:height="1.143cm" svg:x="6.08cm" svg:y="6.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143cm" svg:height="1.143cm" svg:x="6.08cm" svg:y="6.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143cm" svg:height="1.143cm" svg:x="6.08cm" svg:y="6.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1.397cm" svg:height="1.397cm" svg:x="8.112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1.397cm" svg:height="1.397cm" svg:x="3.667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143cm" svg:height="1.143cm" svg:x="3.921cm" svg:y="10.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27cm" svg:height="1.27cm" svg:x="4.048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1.397cm" svg:height="1.397cm" svg:x="4.429cm" svg:y="14.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62cm" svg:height="0.762cm" svg:x="4.429cm" svg:y="17.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508cm" svg:height="0.508cm" svg:x="4.302cm" svg:y="18.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635cm" svg:height="0.635cm" svg:x="3.921cm" svg:y="16.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508cm" svg:height="0.508cm" svg:x="3.921cm" svg:y="14.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62cm" svg:height="0.762cm" svg:x="5.064cm" svg:y="11.7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27cm" svg:height="1.27cm" svg:x="5.572cm" svg:y="8.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143cm" svg:height="1.143cm" svg:x="6.461cm" svg:y="13.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889cm" svg:height="0.889cm" svg:x="5.191cm" svg:y="16.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16cm" svg:height="1.016cm" svg:x="6.207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62cm" svg:height="0.762cm" svg:x="6.461cm" svg:y="16.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635cm" svg:height="0.635cm" svg:x="5.826cm" svg:y="18.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635cm" svg:height="0.635cm" svg:x="7.35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508cm" svg:height="0.508cm" svg:x="5.826cm" svg:y="13.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381cm" svg:height="0.381cm" svg:x="5.318cm" svg:y="14.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635cm" svg:height="0.635cm" svg:x="8.62cm" svg:y="9.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508cm" svg:height="0.508cm" svg:x="8.239cm" svg:y="10.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635cm" svg:height="0.635cm" svg:x="7.477cm" svg:y="11.0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143cm" svg:height="1.143cm" svg:x="7.985cm" svg:y="12.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62cm" svg:height="0.762cm" svg:x="8.112cm" svg:y="13.8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62cm" svg:height="0.762cm" svg:x="7.604cm" svg:y="14.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508cm" svg:height="0.508cm" svg:x="6.715cm" svg:y="1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62cm" svg:height="0.762cm" svg:x="7.731cm" svg:y="15.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635cm" svg:height="0.635cm" svg:x="7.604cm" svg:y="17.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16cm" svg:height="1.016cm" svg:x="7.096cm" svg:y="18.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635cm" svg:height="0.635cm" svg:x="5.064cm" svg:y="6.9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5.334cm" svg:height="8.001cm" svg:x="13.573cm" svg:y="7.731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3" draw:text-style-name="P2" draw:layer="layout" svg:width="1.397cm" svg:height="1.905cm" svg:x="10.779cm" svg:y="14.843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 draw:text-style-name="P2" draw:layer="layout" svg:width="1.27cm" svg:height="1.397cm" svg:x="10.525cm" svg:y="12.303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5" draw:text-style-name="P2" draw:layer="layout" svg:width="0.889cm" svg:height="1.651cm" svg:x="9.509cm" svg:y="15.986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3" draw:text-style-name="P2" draw:layer="layout" svg:width="1.397cm" svg:height="1.905cm" svg:x="10.652cm" svg:y="7.223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 draw:text-style-name="P2" draw:layer="layout" svg:width="1.016cm" svg:height="1.27cm" svg:x="9.255cm" svg:y="10.271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 draw:text-style-name="P2" draw:layer="layout" svg:width="1.016cm" svg:height="1.397cm" svg:x="9.382cm" svg:y="13.7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5" draw:text-style-name="P2" draw:layer="layout" svg:width="1.016cm" svg:height="1.651cm" svg:x="11.414cm" svg:y="10.271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 draw:text-style-name="P2" draw:layer="layout" svg:width="0.889cm" svg:height="1.27cm" svg:x="13.192cm" svg:y="13.446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 draw:text-style-name="P2" draw:layer="layout" svg:width="0.762cm" svg:height="1.27cm" svg:x="11.922cm" svg:y="13.446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 draw:text-style-name="P2" draw:layer="layout" svg:width="0.889cm" svg:height="1.397cm" svg:x="12.43cm" svg:y="16.494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 draw:text-style-name="P2" draw:layer="layout" svg:width="1.143cm" svg:height="1.397cm" svg:x="10.652cm" svg:y="17.256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 draw:text-style-name="P2" draw:layer="layout" svg:width="1.143cm" svg:height="1.27cm" svg:x="13.827cm" svg:y="15.351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 draw:text-style-name="P2" draw:layer="layout" svg:width="1.016cm" svg:height="1.016cm" svg:x="16.367cm" svg:y="16.24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 draw:text-style-name="P2" draw:layer="layout" svg:width="1.143cm" svg:height="1.397cm" svg:x="14.081cm" svg:y="17.383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6" draw:text-style-name="P2" draw:layer="layout" svg:width="1.016cm" svg:height="1.524cm" svg:x="16.494cm" svg:y="17.637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6" draw:text-style-name="P2" draw:layer="layout" svg:width="1.016cm" svg:height="1.524cm" svg:x="12.43cm" svg:y="6.969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 draw:text-style-name="P2" draw:layer="layout" svg:width="1.016cm" svg:height="0.889cm" svg:x="13.573cm" svg:y="6.842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6" draw:text-style-name="P2" draw:layer="layout" svg:width="0.762cm" svg:height="1.524cm" svg:x="12.176cm" svg:y="9.509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 draw:text-style-name="P2" draw:layer="layout" svg:width="1.016cm" svg:height="1.016cm" svg:x="15.859cm" svg:y="6.461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 draw:text-style-name="P2" draw:layer="layout" svg:width="0.889cm" svg:height="1.397cm" svg:x="17.891cm" svg:y="6.588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 draw:text-style-name="P2" draw:layer="layout" svg:width="0.889cm" svg:height="1.016cm" svg:x="10.144cm" svg:y="9.509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 draw:text-style-name="P2" draw:layer="layout" svg:width="0.762cm" svg:height="1.143cm" svg:x="13.446cm" svg:y="12.176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 draw:text-style-name="P2" draw:layer="layout" svg:width="0.762cm" svg:height="1.143cm" svg:x="9.509cm" svg:y="11.922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 draw:text-style-name="P2" draw:layer="layout" svg:width="0.762cm" svg:height="0.889cm" svg:x="8.874cm" svg:y="18.018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 draw:text-style-name="P2" draw:layer="layout" svg:width="0.762cm" svg:height="1.143cm" svg:x="15.351cm" svg:y="16.367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 draw:text-style-name="P2" draw:layer="layout" svg:width="1.143cm" svg:height="1.016cm" svg:x="12.43cm" svg:y="18.145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 draw:text-style-name="P2" draw:layer="layout" svg:width="0.762cm" svg:height="1.016cm" svg:x="12.557cm" svg:y="15.097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 draw:text-style-name="P2" draw:layer="layout" svg:width="0.889cm" svg:height="1.27cm" svg:x="12.049cm" svg:y="12.176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 draw:text-style-name="P2" draw:layer="layout" svg:width="1.016cm" svg:height="1.016cm" svg:x="14.589cm" svg:y="13.192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 draw:text-style-name="P2" draw:layer="layout" svg:width="1.397cm" svg:height="1.016cm" svg:x="15.097cm" svg:y="14.97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 draw:text-style-name="P2" draw:layer="layout" svg:width="0.889cm" svg:height="1.016cm" svg:x="8.747cm" svg:y="15.224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 draw:text-style-name="P2" draw:layer="layout" svg:width="0.762cm" svg:height="0.889cm" svg:x="8.747cm" svg:y="17.002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 draw:text-style-name="P2" draw:layer="layout" svg:width="0.889cm" svg:height="0.635cm" svg:x="10.017cm" svg:y="18.526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 draw:text-style-name="P2" draw:layer="layout" svg:width="0.762cm" svg:height="1.143cm" svg:x="17.764cm" svg:y="16.494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 draw:text-style-name="P2" draw:layer="layout" svg:width="0.889cm" svg:height="1.016cm" svg:x="15.605cm" svg:y="18.272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 draw:text-style-name="P2" draw:layer="layout" svg:width="0.889cm" svg:height="0.762cm" svg:x="13.573cm" svg:y="16.748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 draw:text-style-name="P2" draw:layer="layout" svg:width="0.762cm" svg:height="0.762cm" svg:x="12.049cm" svg:y="8.62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 draw:text-style-name="P2" draw:layer="layout" svg:width="0.889cm" svg:height="0.889cm" svg:x="10.398cm" svg:y="11.287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 draw:text-style-name="P2" draw:layer="layout" svg:width="0.762cm" svg:height="0.762cm" svg:x="10.779cm" svg:y="13.954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7" draw:text-style-name="P3" draw:layer="layout" svg:width="4.191cm" svg:height="3.556cm" draw:transform="rotate (3.10668606854991) translate (10.903cm 7.494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8" draw:text-style-name="P3" draw:layer="layout" svg:width="4.513cm" svg:height="3.666cm" draw:transform="rotate (-1.08210413623648) translate (13.508cm 2.524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9" draw:text-style-name="P4" draw:layer="layout" svg:width="2.032cm" svg:height="1.778cm" svg:x="9.636cm" svg:y="3.413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Marathi" style:font-family-complex="'Lohit Marath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28T10:25:19.563225311</meta:creation-date>
    <dc:date>2016-10-28T10:56:38.294051874</dc:date>
    <meta:editing-duration>PT22S</meta:editing-duration>
    <meta:editing-cycles>1</meta:editing-cycles>
    <meta:document-statistic meta:object-count="82"/>
    <meta:generator>LibreOffice/5.1.2.2$Linux_X86_64 LibreOffice_project/d3bf12ecb743fc0d20e0be0c58ca359301eb705f</meta:generator>
  </office:meta>
</office:document-meta>
</file>